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a5a3d" officeooo:paragraph-rsid="000a5a3d"/>
    </style:style>
    <style:style style:name="P2" style:family="paragraph" style:parent-style-name="Standard">
      <style:text-properties officeooo:rsid="000c394a" officeooo:paragraph-rsid="000c394a"/>
    </style:style>
    <style:style style:name="P3" style:family="paragraph" style:parent-style-name="Standard">
      <style:text-properties officeooo:rsid="000c394a" officeooo:paragraph-rsid="000ea23e"/>
    </style:style>
    <style:style style:name="P4" style:family="paragraph" style:parent-style-name="Standard">
      <style:text-properties officeooo:rsid="000c394a" officeooo:paragraph-rsid="00104c43"/>
    </style:style>
    <style:style style:name="P5" style:family="paragraph" style:parent-style-name="Standard">
      <style:text-properties fo:font-weight="bold" officeooo:rsid="000c394a" officeooo:paragraph-rsid="000c394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a5a3d" officeooo:paragraph-rsid="000a5a3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a5a3d" officeooo:paragraph-rsid="00122870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0000ff" officeooo:rsid="000a5a3d" officeooo:paragraph-rsid="000a5a3d"/>
    </style:style>
    <style:style style:name="P9" style:family="paragraph" style:parent-style-name="Standard">
      <style:text-properties fo:color="#0000ff" officeooo:rsid="000c394a" officeooo:paragraph-rsid="00122870"/>
    </style:style>
    <style:style style:name="P10" style:family="paragraph" style:parent-style-name="Standard">
      <style:text-properties fo:color="#0000ff" officeooo:rsid="000c394a" officeooo:paragraph-rsid="000c394a"/>
    </style:style>
    <style:style style:name="P11" style:family="paragraph" style:parent-style-name="Standard">
      <style:text-properties fo:color="#0000ff" officeooo:rsid="000c394a" officeooo:paragraph-rsid="001d07fa"/>
    </style:style>
    <style:style style:name="P12" style:family="paragraph" style:parent-style-name="Standard">
      <style:text-properties fo:color="#0000ff" officeooo:rsid="000c394a" officeooo:paragraph-rsid="00140313"/>
    </style:style>
    <style:style style:name="P13" style:family="paragraph" style:parent-style-name="Standard">
      <style:text-properties fo:color="#0000ff" officeooo:rsid="000c394a" officeooo:paragraph-rsid="001f9e59"/>
    </style:style>
    <style:style style:name="P14" style:family="paragraph" style:parent-style-name="Standard">
      <style:text-properties fo:color="#0000ff" officeooo:rsid="000ea23e" officeooo:paragraph-rsid="000ea23e"/>
    </style:style>
    <style:style style:name="P15" style:family="paragraph" style:parent-style-name="Standard">
      <style:text-properties fo:color="#0000ff" officeooo:rsid="00122870" officeooo:paragraph-rsid="00122870"/>
    </style:style>
    <style:style style:name="P16" style:family="paragraph" style:parent-style-name="Standard">
      <style:text-properties fo:color="#0000ff" officeooo:rsid="00140313" officeooo:paragraph-rsid="00140313"/>
    </style:style>
    <style:style style:name="P17" style:family="paragraph" style:parent-style-name="Standard">
      <style:text-properties fo:color="#0000ff" officeooo:rsid="0015e07f" officeooo:paragraph-rsid="0015e07f"/>
    </style:style>
    <style:style style:name="P18" style:family="paragraph" style:parent-style-name="Standard">
      <style:text-properties fo:color="#0000ff" officeooo:rsid="001ab29e" officeooo:paragraph-rsid="001ab29e"/>
    </style:style>
    <style:style style:name="P19" style:family="paragraph" style:parent-style-name="Standard">
      <style:text-properties fo:color="#0000ff" officeooo:rsid="001d07fa" officeooo:paragraph-rsid="001d07fa"/>
    </style:style>
    <style:style style:name="P20" style:family="paragraph" style:parent-style-name="Standard">
      <style:text-properties fo:color="#0000ff" officeooo:rsid="001fbe7f" officeooo:paragraph-rsid="001fbe7f"/>
    </style:style>
    <style:style style:name="P21" style:family="paragraph" style:parent-style-name="Standard">
      <style:text-properties officeooo:rsid="00104c43" officeooo:paragraph-rsid="00104c43"/>
    </style:style>
    <style:style style:name="P22" style:family="paragraph" style:parent-style-name="Standard">
      <style:text-properties officeooo:rsid="00122870" officeooo:paragraph-rsid="00122870"/>
    </style:style>
    <style:style style:name="P23" style:family="paragraph" style:parent-style-name="Standard">
      <style:text-properties style:use-window-font-color="true" officeooo:rsid="00122870" officeooo:paragraph-rsid="00122870"/>
    </style:style>
    <style:style style:name="P24" style:family="paragraph" style:parent-style-name="Standard">
      <style:text-properties style:use-window-font-color="true" officeooo:rsid="000c394a" officeooo:paragraph-rsid="00140313"/>
    </style:style>
    <style:style style:name="P25" style:family="paragraph" style:parent-style-name="Standard">
      <style:text-properties style:use-window-font-color="true" officeooo:rsid="000c394a" officeooo:paragraph-rsid="0016ec31"/>
    </style:style>
    <style:style style:name="P26" style:family="paragraph" style:parent-style-name="Standard">
      <style:text-properties style:use-window-font-color="true" officeooo:rsid="0015e07f" officeooo:paragraph-rsid="0015e07f"/>
    </style:style>
    <style:style style:name="P27" style:family="paragraph" style:parent-style-name="Standard">
      <style:text-properties style:use-window-font-color="true" officeooo:rsid="001ab29e" officeooo:paragraph-rsid="001bcf1a"/>
    </style:style>
    <style:style style:name="P28" style:family="paragraph" style:parent-style-name="Standard">
      <style:text-properties style:use-window-font-color="true" officeooo:rsid="001d07fa" officeooo:paragraph-rsid="001d07fa"/>
    </style:style>
    <style:style style:name="P29" style:family="paragraph" style:parent-style-name="Standard">
      <style:text-properties style:use-window-font-color="true" officeooo:rsid="001bcf1a" officeooo:paragraph-rsid="001bcf1a"/>
    </style:style>
    <style:style style:name="P30" style:family="paragraph" style:parent-style-name="Standard">
      <style:text-properties officeooo:paragraph-rsid="0017b83a"/>
    </style:style>
    <style:style style:name="P31" style:family="paragraph" style:parent-style-name="Standard">
      <style:text-properties officeooo:rsid="001ab29e" officeooo:paragraph-rsid="001ab29e"/>
    </style:style>
    <style:style style:name="P32" style:family="paragraph" style:parent-style-name="Standard">
      <style:text-properties fo:color="#666666" fo:font-size="10pt" fo:font-style="italic" officeooo:rsid="001ab29e" officeooo:paragraph-rsid="001ab29e" style:font-size-asian="10pt" style:font-style-asian="italic" style:font-size-complex="10pt" style:font-style-complex="italic"/>
    </style:style>
    <style:style style:name="P33" style:family="paragraph" style:parent-style-name="Preformatted_20_Text">
      <style:text-properties fo:color="#0000ff" style:font-name="Liberation Serif" fo:font-size="12pt" officeooo:rsid="001ab29e" officeooo:paragraph-rsid="001d07fa" style:font-size-asian="12pt" style:font-size-complex="12pt"/>
    </style:style>
    <style:style style:name="P34" style:family="paragraph" style:parent-style-name="Preformatted_20_Text">
      <style:text-properties fo:color="#0000ff" style:font-name="Liberation Serif" fo:font-size="12pt" fo:font-style="normal" officeooo:rsid="001ab29e" officeooo:paragraph-rsid="001dfe45" style:font-size-asian="12pt" style:font-style-asian="normal" style:font-size-complex="12pt" style:font-style-complex="normal"/>
    </style:style>
    <style:style style:name="P35" style:family="paragraph" style:parent-style-name="Preformatted_20_Text">
      <style:text-properties fo:color="#0000ff" style:font-name="Liberation Serif" fo:font-size="12pt" fo:font-style="normal" officeooo:rsid="001ab29e" officeooo:paragraph-rsid="001eb4d4" style:font-size-asian="12pt" style:font-style-asian="normal" style:font-size-complex="12pt" style:font-style-complex="normal"/>
    </style:style>
    <style:style style:name="P36" style:family="paragraph" style:parent-style-name="Preformatted_20_Text">
      <style:text-properties style:use-window-font-color="true" style:font-name="Liberation Serif" fo:font-size="12pt" officeooo:rsid="001ab29e" officeooo:paragraph-rsid="001ab29e" style:font-size-asian="12pt" style:font-size-complex="12pt"/>
    </style:style>
    <style:style style:name="P37" style:family="paragraph" style:parent-style-name="Preformatted_20_Text">
      <style:text-properties style:use-window-font-color="true" style:font-name="Liberation Serif" fo:font-size="12pt" officeooo:rsid="001ab29e" officeooo:paragraph-rsid="001d07fa" style:font-size-asian="12pt" style:font-size-complex="12pt"/>
    </style:style>
    <style:style style:name="P38" style:family="paragraph" style:parent-style-name="Preformatted_20_Text">
      <style:text-properties fo:color="#cc6633" style:font-name="Liberation Serif" fo:font-size="12pt" fo:font-style="normal" officeooo:rsid="001eb4d4" officeooo:paragraph-rsid="001eb4d4" style:font-size-asian="12pt" style:font-style-asian="normal" style:font-size-complex="12pt" style:font-style-complex="normal"/>
    </style:style>
    <style:style style:name="P39" style:family="paragraph" style:parent-style-name="Preformatted_20_Text">
      <style:text-properties officeooo:paragraph-rsid="00235ed8"/>
    </style:style>
    <style:style style:name="P40" style:family="paragraph" style:parent-style-name="Preformatted_20_Text">
      <style:text-properties officeooo:paragraph-rsid="0024a363"/>
    </style:style>
    <style:style style:name="P41" style:family="paragraph" style:parent-style-name="Text_20_body">
      <style:text-properties style:use-window-font-color="true" fo:font-size="12pt" fo:font-style="normal" officeooo:rsid="001dfe45" officeooo:paragraph-rsid="001dfe45" style:font-size-asian="12pt" style:font-style-asian="normal" style:font-size-complex="12pt" style:font-style-complex="normal"/>
    </style:style>
    <style:style style:name="P42" style:family="paragraph" style:parent-style-name="Text_20_body">
      <style:text-properties style:use-window-font-color="true" officeooo:rsid="00122870" officeooo:paragraph-rsid="002230df"/>
    </style:style>
    <style:style style:name="P43" style:family="paragraph" style:parent-style-name="Text_20_body">
      <style:text-properties fo:color="#000000" officeooo:paragraph-rsid="002230df"/>
    </style:style>
    <style:style style:name="P44" style:family="paragraph" style:parent-style-name="Table_20_Contents">
      <style:text-properties officeooo:paragraph-rsid="002230df"/>
    </style:style>
    <style:style style:name="P45" style:family="paragraph" style:parent-style-name="Table_20_Contents">
      <style:text-properties officeooo:paragraph-rsid="00235ed8"/>
    </style:style>
    <style:style style:name="P46" style:family="paragraph" style:parent-style-name="Text_20_body">
      <style:text-properties fo:color="#cc6633" style:font-name="Liberation Serif" fo:font-size="12pt" fo:font-style="normal" officeooo:rsid="00219c03" officeooo:paragraph-rsid="00219c03" style:font-size-asian="12pt" style:font-style-asian="normal" style:font-size-complex="12pt" style:font-style-complex="normal"/>
    </style:style>
    <style:style style:name="P47" style:family="paragraph" style:parent-style-name="Text_20_body" style:list-style-name="L1">
      <style:text-properties fo:color="#cc6633" style:font-name="Liberation Serif" fo:font-size="12pt" fo:font-style="normal" officeooo:rsid="001eb4d4" officeooo:paragraph-rsid="00219c03" style:font-size-asian="12pt" style:font-style-asian="normal" style:font-size-complex="12pt" style:font-style-complex="normal"/>
    </style:style>
    <style:style style:name="P48" style:family="paragraph" style:parent-style-name="Text_20_body" style:list-style-name="L1"/>
    <style:style style:name="P49" style:family="paragraph" style:parent-style-name="Text_20_body">
      <style:text-properties style:use-window-font-color="true"/>
    </style:style>
    <style:style style:name="P50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color="#ff3366" fo:font-weight="bold" officeooo:rsid="002230df" officeooo:paragraph-rsid="002230df" style:font-weight-asian="bold" style:font-weight-complex="bold"/>
    </style:style>
    <style:style style:name="P51" style:family="paragraph" style:parent-style-name="Preformatted_20_Text">
      <style:paragraph-properties fo:padding="0.074cm" fo:border-left="none" fo:border-right="none" fo:border-top="none" fo:border-bottom="0.06pt solid #000000" style:join-border="false"/>
      <style:text-properties fo:color="#ff3366" style:font-name="Liberation Serif" fo:font-size="12pt" fo:font-style="normal" fo:font-weight="bold" officeooo:rsid="00219c03" officeooo:paragraph-rsid="00219c03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Preformatted_20_Text">
      <style:text-properties fo:color="#cc6633" style:font-name="Liberation Serif" fo:font-size="12pt" fo:font-style="normal" officeooo:rsid="00219c03" officeooo:paragraph-rsid="00219c03" style:font-size-asian="12pt" style:font-style-asian="normal" style:font-size-complex="12pt" style:font-style-complex="normal"/>
    </style:style>
    <style:style style:name="P53" style:family="paragraph" style:parent-style-name="Preformatted_20_Text">
      <style:text-properties officeooo:paragraph-rsid="00235ed8"/>
    </style:style>
    <style:style style:name="P54" style:family="paragraph" style:parent-style-name="Preformatted_20_Text">
      <style:text-properties officeooo:paragraph-rsid="0026489a"/>
    </style:style>
    <style:style style:name="P55" style:family="paragraph" style:parent-style-name="Preformatted_20_Text">
      <style:text-properties officeooo:paragraph-rsid="0027cb5f"/>
    </style:style>
    <style:style style:name="T1" style:family="text">
      <style:text-properties officeooo:rsid="000ea23e"/>
    </style:style>
    <style:style style:name="T2" style:family="text">
      <style:text-properties officeooo:rsid="00104c43"/>
    </style:style>
    <style:style style:name="T3" style:family="text">
      <style:text-properties officeooo:rsid="00122870"/>
    </style:style>
    <style:style style:name="T4" style:family="text">
      <style:text-properties fo:color="#cc6633" officeooo:rsid="000ea23e"/>
    </style:style>
    <style:style style:name="T5" style:family="text">
      <style:text-properties fo:color="#cc6633" officeooo:rsid="00104c43"/>
    </style:style>
    <style:style style:name="T6" style:family="text">
      <style:text-properties fo:color="#cc6633" officeooo:rsid="001eb4d4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officeooo:rsid="00122870"/>
    </style:style>
    <style:style style:name="T9" style:family="text">
      <style:text-properties style:use-window-font-color="true" officeooo:rsid="00140313"/>
    </style:style>
    <style:style style:name="T10" style:family="text">
      <style:text-properties style:use-window-font-color="true" officeooo:rsid="0017b83a"/>
    </style:style>
    <style:style style:name="T11" style:family="text">
      <style:text-properties style:use-window-font-color="true" officeooo:rsid="001eb4d4"/>
    </style:style>
    <style:style style:name="T12" style:family="text">
      <style:text-properties style:use-window-font-color="true" officeooo:rsid="001f9e59"/>
    </style:style>
    <style:style style:name="T13" style:family="text">
      <style:text-properties style:use-window-font-color="true" officeooo:rsid="00219c03"/>
    </style:style>
    <style:style style:name="T14" style:family="text">
      <style:text-properties style:use-window-font-color="true" style:font-name="Liberation Serif" fo:font-size="12pt" fo:font-style="normal" fo:font-weight="normal" officeooo:rsid="00219c03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use-window-font-color="true" style:font-name="Liberation Serif" fo:font-size="12pt" fo:font-style="normal" fo:font-weight="normal" officeooo:rsid="002230df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use-window-font-color="true" style:font-name="Liberation Serif" fo:font-size="12pt" officeooo:rsid="0024a363" style:font-size-asian="12pt" style:font-size-complex="12pt"/>
    </style:style>
    <style:style style:name="T17" style:family="text">
      <style:text-properties style:use-window-font-color="true" style:font-name="DejaVu Sans Mono" fo:font-size="12pt" fo:font-style="normal" fo:font-weight="normal" officeooo:rsid="002230df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officeooo:rsid="00140313"/>
    </style:style>
    <style:style style:name="T19" style:family="text">
      <style:text-properties fo:color="#0000ff" officeooo:rsid="00140313"/>
    </style:style>
    <style:style style:name="T20" style:family="text">
      <style:text-properties fo:color="#0000ff" style:font-name="Liberation Serif" officeooo:rsid="0016ec31"/>
    </style:style>
    <style:style style:name="T21" style:family="text">
      <style:text-properties fo:color="#0000ff" style:font-name="Liberation Serif" fo:font-size="12pt" officeooo:rsid="00235ed8" style:font-size-asian="12pt" style:font-size-complex="12pt"/>
    </style:style>
    <style:style style:name="T22" style:family="text">
      <style:text-properties fo:color="#0000ff" style:font-name="Liberation Serif" fo:font-size="12pt" officeooo:rsid="0023fbe9" style:font-size-asian="12pt" style:font-size-complex="12pt"/>
    </style:style>
    <style:style style:name="T23" style:family="text">
      <style:text-properties fo:color="#0000ff" style:font-name="Liberation Serif" fo:font-size="12pt" officeooo:rsid="0026489a" style:font-size-asian="12pt" style:font-size-complex="12pt"/>
    </style:style>
    <style:style style:name="T24" style:family="text">
      <style:text-properties fo:color="#0000ff" officeooo:rsid="0017b83a"/>
    </style:style>
    <style:style style:name="T25" style:family="text">
      <style:text-properties fo:color="#0000ff" fo:font-weight="normal" officeooo:rsid="002230df" style:font-weight-asian="normal" style:font-weight-complex="normal"/>
    </style:style>
    <style:style style:name="T26" style:family="text">
      <style:text-properties officeooo:rsid="0016ec31"/>
    </style:style>
    <style:style style:name="T27" style:family="text">
      <style:text-properties officeooo:rsid="0017b83a"/>
    </style:style>
    <style:style style:name="T28" style:family="text">
      <style:text-properties officeooo:rsid="001bcf1a"/>
    </style:style>
    <style:style style:name="T29" style:family="text">
      <style:text-properties style:font-name="Liberation Serif" officeooo:rsid="001d07fa"/>
    </style:style>
    <style:style style:name="T30" style:family="text">
      <style:text-properties style:font-name="Liberation Serif" officeooo:rsid="00235ed8"/>
    </style:style>
    <style:style style:name="T31" style:family="text">
      <style:text-properties style:font-name="Liberation Serif" fo:font-size="12pt" officeooo:rsid="0026489a" style:font-size-asian="12pt" style:font-size-complex="12pt"/>
    </style:style>
    <style:style style:name="T32" style:family="text">
      <style:text-properties officeooo:rsid="001eb4d4"/>
    </style:style>
    <style:style style:name="T33" style:family="text">
      <style:text-properties officeooo:rsid="001f9e59"/>
    </style:style>
    <style:style style:name="T34" style:family="text">
      <style:text-properties fo:font-weight="normal" officeooo:rsid="002230df" style:font-weight-asian="normal" style:font-weight-complex="normal"/>
    </style:style>
    <style:style style:name="T35" style:family="text">
      <style:text-properties style:font-name="DejaVu Sans Mono"/>
    </style:style>
    <style:style style:name="T36" style:family="text">
      <style:text-properties style:font-name="DejaVu Sans Mono" officeooo:rsid="00235ed8"/>
    </style:style>
    <style:style style:name="T37" style:family="text">
      <style:text-properties fo:color="#000000" style:font-name="Liberation Serif" fo:font-size="12pt" officeooo:rsid="0026489a" style:font-size-asian="12pt" style:font-size-complex="12pt"/>
    </style:style>
    <style:style style:name="T38" style:family="text">
      <style:text-properties fo:color="#000000" style:font-name="Liberation Serif" fo:font-size="12pt" officeooo:rsid="0027cb5f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jango</text:p>
      <text:p text:style-name="Horizontal_20_Line"/>
      <text:p text:style-name="P6"/>
      <text:p text:style-name="P1"/>
      <text:p text:style-name="P5">Pre<text:span text:style-name="T3">requisite : linux (ubuntu 12.10 when tested) and pip </text:span></text:p>
      <text:p text:style-name="P1"/>
      <text:p text:style-name="P1">Install :</text:p>
      <text:p text:style-name="P1"/>
      <text:p text:style-name="P8">sudo apt-get install mysql-client-core-5.5</text:p>
      <text:p text:style-name="P14">sudo apt-get install mysql-servmysql</text:p>
      <text:p text:style-name="P10">sudo apt-get install phpmyadmin</text:p>
      <text:p text:style-name="P28"/>
      <text:p text:style-name="P28">If you get the error : « Error loading MySQLdb module: No module named MySQLdb »</text:p>
      <text:p text:style-name="P11"><text:span text:style-name="Source_20_Text"><text:span text:style-name="T29">sudo apt-get install python-mysqldb</text:span></text:span></text:p>
      <text:p text:style-name="P19">sudo easy_install -U distribute</text:p>
      <text:p text:style-name="P19">pip install MySQL-python </text:p>
      <text:p text:style-name="P19"/>
      <text:p text:style-name="P2"/>
      <text:p text:style-name="P3"><text:span text:style-name="T3">password</text:span><text:span text:style-name="T1"> superu</text:span><text:span text:style-name="T3">ser </text:span><text:span text:style-name="T2">(</text:span><text:span text:style-name="T5">root</text:span><text:span text:style-name="T2">)</text:span><text:span text:style-name="T1"> mysql : </text:span><text:span text:style-name="T4">mysql</text:span></text:p>
      <text:p text:style-name="P4"><text:span text:style-name="T2">id : phpmyadmin </text:span><text:span text:style-name="T3">pwd</text:span><text:span text:style-name="T2"> : </text:span><text:span text:style-name="T5">phpmyadmin</text:span></text:p>
      <text:p text:style-name="P4"><text:span text:style-name="T3">database name </text:span><text:span text:style-name="T2">: </text:span><text:span text:style-name="T5">BDD</text:span></text:p>
      <text:p text:style-name="P21"/>
      <text:p text:style-name="P22">Restart the apache server :</text:p>
      <text:p text:style-name="P15">sudo /etc/init.d/apache2 restart </text:p>
      <text:p text:style-name="P22"/>
      <text:p text:style-name="P22">Create this link if needed :</text:p>
      <text:p text:style-name="P15">sudo ln -s /usr/share/phpmyadmin /var/www/phpmyadmin </text:p>
      <text:p text:style-name="P15"/>
      <text:p text:style-name="P9"><text:a xlink:type="simple" xlink:href="http://localhost/phpmyadmin/">http://localhost/phpmyadmin/</text:a><text:span text:style-name="T8"> should be working now.</text:span></text:p>
      <text:p text:style-name="P23"/>
      <text:p text:style-name="P12"><text:span text:style-name="T9">Install django : </text:span><text:span text:style-name="T18">sudo pip install django</text:span></text:p>
      <text:p text:style-name="P13"><text:span text:style-name="T12">Install coverage :</text:span><text:span text:style-name="T33"> sudo pip install coverage</text:span></text:p>
      <text:p text:style-name="P20">git a</text:p>
      <text:p text:style-name="P24"><text:span text:style-name="T18">Install shinx (to generate the documentation) : </text:span><text:span text:style-name="T19">sudo pip install sphinx</text:span></text:p>
      <text:p text:style-name="P16"/>
      <text:p text:style-name="P26">Start a new website :</text:p>
      <text:p text:style-name="P17"><text:s/>django-admin.py startproject mysite</text:p>
      <text:p text:style-name="P17"/>
      <text:p text:style-name="P25"><text:span text:style-name="T27">on mysite/ </text:span><text:span text:style-name="T26">Launch the dev server :</text:span></text:p>
      <text:p text:style-name="P25"><text:span text:style-name="Teletype"><text:span text:style-name="T20">python manage.py runserver</text:span></text:span></text:p>
      <text:p text:style-name="P17"/>
      <text:p text:style-name="P30"><text:span text:style-name="T10">the website is now runnning </text:span><text:span text:style-name="T24">→ </text:span><text:a xlink:type="simple" xlink:href="http://127.0.0.1:8000/">http://127.0.0.1:8000/</text:a></text:p>
      <text:p text:style-name="P30"/>
      <text:p text:style-name="P31">sphinx :</text:p>
      <text:p text:style-name="P31"/>
      <text:p text:style-name="P18">sphinx-quickstart</text:p>
      <text:p text:style-name="P18"/>
      <text:p text:style-name="P36">Pour importer les settings</text:p>
      <text:p text:style-name="P33">export DJANGO_SETTINGS_MODULE=yoursite.settings</text:p>
      <text:p text:style-name="P37">Pour ajouter ton fichier au path</text:p>
      <text:p text:style-name="P33">export PYTHONPATH=$PYTHONPATH:./</text:p>
      <text:p text:style-name="P18"><text:soft-page-break/></text:p>
      <text:p text:style-name="P27">then add the name wit<text:span text:style-name="T28">h</text:span>out the extension in the index.rst <text:span text:style-name="T28">like this</text:span></text:p>
      <text:p text:style-name="P29">.. automodule :: name_without_extension</text:p>
      <text:p text:style-name="P29"><text:tab/>:members :</text:p>
      <text:p text:style-name="P18">make html</text:p>
      <text:p text:style-name="P32"/>
      <text:p text:style-name="P41">Update your database</text:p>
      <text:p text:style-name="P41">Edit settings.py </text:p>
      <text:p text:style-name="P41">then run</text:p>
      <text:p text:style-name="P34">python manage.py syncdb</text:p>
      <text:p text:style-name="P34"/>
      <text:p text:style-name="P35"><text:span text:style-name="T11">Ask for a superuser →</text:span><text:span text:style-name="T32"> </text:span><text:span text:style-name="T6">adrien</text:span><text:span text:style-name="T32"> </text:span><text:span text:style-name="T11">password </text:span><text:span text:style-name="T6">rw1654pm</text:span></text:p>
      <text:p text:style-name="P38"/>
      <text:p text:style-name="P38"/>
      <text:p text:style-name="P51">URL</text:p>
      <text:p text:style-name="P52"/>
      <text:p text:style-name="P46"/>
      <text:list xml:id="list10167016171" text:style-name="L1">
        <text:list-item>
          <text:p text:style-name="P48"><text:bookmark text:name="r-630123"/><text:bookmark text:name="r-630124"/><text:span text:style-name="Strong_20_Emphasis"><text:span text:style-name="T7">?</text:span></text:span><text:span text:style-name="T7"> indique que le caractère précédent peut être absent ;</text:span></text:p>
        </text:list-item>
        <text:list-item>
          <text:p text:style-name="P47"><text:span text:style-name="Strong_20_Emphasis"><text:span text:style-name="T13">^</text:span></text:span><text:span text:style-name="T13"> indique le début de la chaine (autrement dit, il ne peut rien y avoir avant </text:span><text:span text:style-name="Emphasis"><text:span text:style-name="T13">/accueil</text:span></text:span><text:span text:style-name="T13">) ;</text:span></text:p>
        </text:list-item>
        <text:list-item>
          <text:p text:style-name="P48"><text:bookmark text:name="r-630125"/><text:bookmark text:name="r-630126"/><text:span text:style-name="Strong_20_Emphasis"><text:span text:style-name="T7">$</text:span></text:span><text:span text:style-name="T7"> est le contraire de ^, il indique la fin de la chaine.</text:span></text:p>
        </text:list-item>
      </text:list>
      <text:p text:style-name="P49"/>
      <text:p text:style-name="P50">MULTILINGUE</text:p>
      <text:p text:style-name="P43"><text:span text:style-name="T34">Install gettext : </text:span><text:span text:style-name="T25">sudo apt-get install gettext </text:span><text:span text:style-name="T34">(usually already installed)</text:span></text:p>
      <text:p text:style-name="P43"><text:span text:style-name="T15">In </text:span><text:span text:style-name="T14">settings.py, </text:span><text:span text:style-name="T15">you should have something like this</text:span></text:p>
      <text:p text:style-name="P44"><text:span text:style-name="Source_20_Text">from</text:span> <text:span text:style-name="Source_20_Text">django.utils.translation import</text:span> <text:span text:style-name="Source_20_Text">gettext_lazy as _</text:span></text:p>
      <text:p text:style-name="P44"><text:span text:style-name="Source_20_Text"><text:span text:style-name="T35">TIME_ZONE =</text:span></text:span><text:span text:style-name="T35"> </text:span><text:span text:style-name="Source_20_Text"><text:span text:style-name="T35">'Europe/Paris'</text:span></text:span></text:p>
      <text:p text:style-name="P44"><text:span text:style-name="Source_20_Text"><text:span text:style-name="T35">LANGUAGE_CODE =</text:span></text:span><text:span text:style-name="T35"> </text:span><text:span text:style-name="Source_20_Text"><text:span text:style-name="T35">'fr'</text:span></text:span></text:p>
      <text:p text:style-name="P44"><text:span text:style-name="Source_20_Text"><text:span text:style-name="T35">SITE_ID =</text:span></text:span><text:span text:style-name="T35"> </text:span><text:span text:style-name="Source_20_Text"><text:span text:style-name="T35">1USE_I18N</text:span></text:span><text:span text:style-name="T35"> </text:span><text:span text:style-name="Source_20_Text"><text:span text:style-name="T35">=</text:span></text:span><text:span text:style-name="T35"> </text:span><text:span text:style-name="Source_20_Text"><text:span text:style-name="T35">True</text:span></text:span></text:p>
      <text:p text:style-name="P44"><text:span text:style-name="Source_20_Text"><text:span text:style-name="T35">USE_L10N =</text:span></text:span><text:span text:style-name="T35"> </text:span><text:span text:style-name="Source_20_Text"><text:span text:style-name="T35">True</text:span></text:span></text:p>
      <text:p text:style-name="P44"><text:span text:style-name="Source_20_Text"><text:span text:style-name="T35">LANGUAGES =</text:span></text:span><text:span text:style-name="T35"> </text:span><text:span text:style-name="Source_20_Text"><text:span text:style-name="T35">(</text:span></text:span></text:p>
      <text:p text:style-name="P44"><text:span text:style-name="Source_20_Text"><text:span text:style-name="T35">    ('fr', _('Français')),</text:span></text:span></text:p>
      <text:p text:style-name="P44"><text:span text:style-name="Source_20_Text"><text:span text:style-name="T35">    ('en', _('Anglais')),</text:span></text:span></text:p>
      <text:p text:style-name="P44"><text:span text:style-name="Source_20_Text"><text:span text:style-name="T35">)</text:span></text:span></text:p>
      <text:p text:style-name="P44"><text:span text:style-name="Source_20_Text"><text:span text:style-name="T17">DEFAULT_LANGUAGE =</text:span></text:span><text:span text:style-name="T17"> </text:span><text:span text:style-name="Source_20_Text"><text:span text:style-name="T17">1</text:span></text:span></text:p>
      <text:p text:style-name="Text_20_body">Puis, au niveau des middlewares et des context processors :</text:p>
      <text:p text:style-name="P44"><text:span text:style-name="Source_20_Text"><text:span text:style-name="T35">MIDDLEWARE_CLASSES =</text:span></text:span><text:span text:style-name="T35"> </text:span><text:span text:style-name="Source_20_Text"><text:span text:style-name="T35">( </text:span></text:span></text:p>
      <text:p text:style-name="P44"><text:span text:style-name="Source_20_Text"><text:span text:style-name="T35">    [...] </text:span></text:span></text:p>
      <text:p text:style-name="P44"><text:span text:style-name="Source_20_Text"><text:span text:style-name="T35">    'django.middleware.locale.LocaleMiddleware', </text:span></text:span></text:p>
      <text:p text:style-name="P44"><text:span text:style-name="Source_20_Text"><text:span text:style-name="T35">)</text:span></text:span></text:p>
      <text:p text:style-name="P44"><text:span text:style-name="Source_20_Text"><text:span text:style-name="T35">TEMPLATE_CONTEXT_PROCESSORS =</text:span></text:span><text:span text:style-name="T35"> </text:span><text:span text:style-name="Source_20_Text"><text:span text:style-name="T35">(</text:span></text:span></text:p>
      <text:p text:style-name="P44"><text:span text:style-name="Source_20_Text"><text:span text:style-name="T35">    [...]</text:span></text:span></text:p>
      <text:p text:style-name="P44"><text:span text:style-name="Source_20_Text"><text:span text:style-name="T35">    "django.core.context_processors.i18n",</text:span></text:span></text:p>
      <text:p text:style-name="P44"><text:span text:style-name="Source_20_Text"><text:span text:style-name="T35">)</text:span></text:span></text:p>
      <text:p text:style-name="P44"><text:span text:style-name="Source_20_Text"><text:span text:style-name="T35"/></text:span></text:p>
      <text:p text:style-name="P45"><text:span text:style-name="Source_20_Text"><text:span text:style-name="T30">Pour traduire des bases de données dynamiquement (attention ca risque d'effacer TOUTES les données</text:span></text:span></text:p>
      <text:p text:style-name="P45"><text:soft-page-break/><text:a xlink:type="simple" xlink:href="http://www.valentinbourgoin.net/blog/article/internationaliser-application-django-multilingual-ng/"><text:span text:style-name="Source_20_Text"><text:span text:style-name="T30">http://www.valentinbourgoin.net/blog/article/internationaliser-application-django-multilingual-ng/</text:span></text:span></text:a></text:p>
      <text:p text:style-name="P45"><text:span text:style-name="Source_20_Text"><text:span text:style-name="T36"/></text:span></text:p>
      <text:p text:style-name="P45"><text:span text:style-name="Source_20_Text"><text:span text:style-name="T21"/></text:span></text:p>
      <text:p text:style-name="P39"><text:span text:style-name="Source_20_Text"><text:span text:style-name="T21">django-admin.py makemessages -</text:span></text:span><text:span text:style-name="Source_20_Text"><text:span text:style-name="T22">l en</text:span></text:span></text:p>
      <text:p text:style-name="P39"><text:span text:style-name="Source_20_Text"><text:span text:style-name="T22">django-admin.py makemessages -l fr</text:span></text:span></text:p>
      <text:p text:style-name="P39"><text:span text:style-name="Source_20_Text"><text:span text:style-name="T21">django-admin.py makemessages -a</text:span></text:span></text:p>
      <text:p text:style-name="P40"><text:span text:style-name="Source_20_Text"><text:span text:style-name="T16">Then edit the files created in /locale/</text:span></text:span></text:p>
      <text:p text:style-name="P39"><text:span text:style-name="Source_20_Text"><text:span text:style-name="T21">django-admin.py </text:span></text:span><text:span text:style-name="Source_20_Text"><text:span text:style-name="T22">compilemessages</text:span></text:span></text:p>
      <text:p text:style-name="P39"><text:span text:style-name="Source_20_Text"><text:span text:style-name="T22"/></text:span></text:p>
      <text:p text:style-name="P39"><text:span text:style-name="Source_20_Text"><text:span text:style-name="T22"/></text:span></text:p>
      <text:p text:style-name="P39"><text:span text:style-name="Source_20_Text"><text:span text:style-name="T22"/></text:span></text:p>
      <text:p text:style-name="P54"><text:span text:style-name="Source_20_Text"><text:span text:style-name="T37">Pour importer une liste de pays</text:span></text:span></text:p>
      <text:p text:style-name="P54"><text:span text:style-name="Source_20_Text"><text:span text:style-name="T37">Il faut telecharger le module</text:span></text:span></text:p>
      <text:p text:style-name="P54"><text:span text:style-name="Source_20_Text"><text:span text:style-name="T23">svn checkout http://django-countries.googlecode.com/svn/trunk/ django-countries </text:span></text:span></text:p>
      <text:p text:style-name="P54"><text:span text:style-name="Source_20_Text"><text:span text:style-name="T37">qui donne acces à CountryField</text:span></text:span></text:p>
      <text:p text:style-name="P54"><text:span text:style-name="Source_20_Text"><text:span text:style-name="T37"/></text:span></text:p>
      <text:p text:style-name="P55"><text:a xlink:type="simple" xlink:href="http://www.famfamfam.com/lab/icons/flags/"><text:span text:style-name="Source_20_Text"><text:span text:style-name="T38">http://www.famfamfam.com/lab/icons/flags/</text:span></text:span></text:a></text:p>
      <text:p text:style-name="P55"><text:a xlink:type="simple" xlink:href="http://code.google.com/p/django-countries/"><text:span text:style-name="Source_20_Text"><text:span text:style-name="T38">http://code.google.com/p/django-countries/</text:span></text:span></text:a></text:p>
      <text:p text:style-name="P55"><text:span text:style-name="Source_20_Text"><text:span text:style-name="T38"/></text:span></text:p>
      <text:p text:style-name="P54"><text:span text:style-name="Source_20_Text"><text:span text:style-name="T37"/></text:span></text:p>
      <text:p text:style-name="P45"><text:span text:style-name="Source_20_Text"><text:span text:style-name="T36"/></text:span></text:p>
      <text:p text:style-name="P45"><text:span text:style-name="Source_20_Text"><text:span text:style-name="T36"/></text:span>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3-02-27T15:04:44</meta:creation-date>
    <dc:date>2013-03-10T22:29:53</dc:date>
    <dc:creator>Adrien </dc:creator>
    <meta:editing-duration>P1DT12H58M26S</meta:editing-duration>
    <meta:editing-cycles>23</meta:editing-cycles>
    <meta:generator>LibreOffice/3.6$Linux_X86_64 LibreOffice_project/360m1$Build-2</meta:generator>
    <meta:document-statistic meta:table-count="0" meta:image-count="0" meta:object-count="0" meta:page-count="3" meta:paragraph-count="81" meta:word-count="372" meta:character-count="2774" meta:non-whitespace-character-count="2451"/>
  </office:meta>
</office:document-meta>
</file>